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7.15pt" svg:y="257.5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09:11:59.241363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0T23:35:09.234988753</dc:date>
    <meta:editing-duration>P9DT1H18M3S</meta:editing-duration>
    <meta:editing-cycles>123</meta:editing-cycles>
    <meta:generator>LibreOffice/5.1.6.2$Linux_X86_64 LibreOffice_project/10m0$Build-2</meta:generator>
    <meta:document-statistic meta:table-count="5" meta:cell-count="5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683cm" style:legend-expansion="high" chart:style-name="ch2"/>
        <chart:plot-area chart:style-name="ch3" table:cell-range-address="Sheet1.H2:Sheet1.I91 Sheet1.K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